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bab7" officeooo:paragraph-rsid="000bbab7"/>
    </style:style>
    <style:style style:name="P2" style:family="paragraph" style:parent-style-name="Standard">
      <style:paragraph-properties fo:text-align="center" style:justify-single-word="false"/>
      <style:text-properties fo:font-size="15pt" fo:font-weight="bold" officeooo:rsid="000bbab7" officeooo:paragraph-rsid="000bbab7" style:font-size-asian="15pt" style:font-weight-asian="bold" style:font-size-complex="15pt" style:font-weight-complex="bold"/>
    </style:style>
    <style:style style:name="P3" style:family="paragraph" style:parent-style-name="Standard">
      <style:text-properties officeooo:rsid="000bd8aa" officeooo:paragraph-rsid="000bd8aa"/>
    </style:style>
    <style:style style:name="P4" style:family="paragraph" style:parent-style-name="Standard">
      <style:text-properties officeooo:rsid="000bd8aa" officeooo:paragraph-rsid="000f130a"/>
    </style:style>
    <style:style style:name="P5" style:family="paragraph" style:parent-style-name="Standard">
      <style:text-properties style:text-underline-style="solid" style:text-underline-width="auto" style:text-underline-color="font-color" fo:font-weight="normal" officeooo:rsid="000bd8aa" officeooo:paragraph-rsid="000bd8aa" style:font-weight-asian="normal" style:font-weight-complex="normal"/>
    </style:style>
    <style:style style:name="P6" style:family="paragraph" style:parent-style-name="Standard">
      <style:text-properties style:text-underline-style="solid" style:text-underline-width="auto" style:text-underline-color="font-color" officeooo:rsid="000bd8aa" officeooo:paragraph-rsid="000f130a"/>
    </style:style>
    <style:style style:name="P7" style:family="paragraph" style:parent-style-name="Standard">
      <style:text-properties officeooo:rsid="000c19a4" officeooo:paragraph-rsid="000c19a4"/>
    </style:style>
    <style:style style:name="P8" style:family="paragraph" style:parent-style-name="Standard">
      <style:text-properties officeooo:rsid="000f130a" officeooo:paragraph-rsid="000f130a"/>
    </style:style>
    <style:style style:name="P9" style:family="paragraph" style:parent-style-name="Standard">
      <style:text-properties style:text-underline-style="none" officeooo:rsid="000fcee2" officeooo:paragraph-rsid="000fcee2"/>
    </style:style>
    <style:style style:name="P10" style:family="paragraph" style:parent-style-name="Standard">
      <style:text-properties style:text-underline-style="none" officeooo:rsid="000fcee2" officeooo:paragraph-rsid="000fcee2"/>
    </style:style>
    <style:style style:name="T1" style:family="text">
      <style:text-properties officeooo:rsid="000bd8a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005-Tipos MIME</text:p>
      <text:p text:style-name="P1"/>
      <text:p text:style-name="P1">Tipos MIME Def: <text:span text:style-name="T1">es un identificador de dos partes para formatos de archivo transmitidos por internet.</text:span></text:p>
      <text:p text:style-name="P1"/>
      <text:p text:style-name="P3">RFC 2045</text:p>
      <text:p text:style-name="P3"/>
      <text:p text:style-name="P5">3 ejemplos de tipos MIME:</text:p>
      <text:p text:style-name="P3">- application/javascript</text:p>
      <text:p text:style-name="P3">- text/html</text:p>
      <text:p text:style-name="P3">- audio/ogg</text:p>
      <text:p text:style-name="P3"/>
      <text:p text:style-name="P3">Tipo MIME de imagen png<text:tab/>→ <text:s/><text:tab/>image/png</text:p>
      <text:p text:style-name="P7">Tipo MIME de html<text:tab/><text:tab/>→<text:tab/>text/html</text:p>
      <text:p text:style-name="P7">Tipo MIME de zip<text:tab/><text:tab/>→<text:tab/>application/zip</text:p>
      <text:p text:style-name="P7"/>
      <text:p text:style-name="P7">Tipos MIME que acepta el cliente (Firefox):</text:p>
      <text:p text:style-name="P7">Accept<text:tab/>: text/html,application/xhtml+xm…plication/xml;q=0.9,*/*;q=0.8</text:p>
      <text:p text:style-name="P8">text/html</text:p>
      <text:p text:style-name="P8">application/xhtml+xml</text:p>
      <text:p text:style-name="P8">application/xml<text:tab/>(preferencia 0.9)</text:p>
      <text:p text:style-name="P8">*/*<text:tab/><text:tab/><text:tab/>(preferencia 0.8)</text:p>
      <text:p text:style-name="P7"/>
      <text:p text:style-name="P7">Tipos MIME que acepta el servidor (trello.com):</text:p>
      <text:p text:style-name="P4">Content-Type: image/gif</text:p>
      <text:p text:style-name="P4">Content-Type: application/json</text:p>
      <text:p text:style-name="P6"/>
      <text:p text:style-name="P9">Las cabeceras relacionadas con los tipos MIME en la respuesta son:</text:p>
      <text:p text:style-name="P9">Content-Type</text:p>
      <text:p text:style-name="P9"/>
      <text:p text:style-name="P9"><text:a xlink:type="simple" xlink:href="https://www.iana.org/assignments/media-types/media-types.xhtml" text:style-name="Internet_20_link" text:visited-style-name="Visited_20_Internet_20_Link">https://www.iana.org/assignments/media-types/media-types.xhtml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1T20:20:08.050656999</meta:creation-date>
    <dc:date>2018-10-23T15:40:14.846662558</dc:date>
    <meta:editing-duration>PT46M16S</meta:editing-duration>
    <meta:editing-cycles>7</meta:editing-cycles>
    <meta:generator>LibreOffice/6.0.6.2$Linux_X86_64 LibreOffice_project/00m0$Build-2</meta:generator>
    <meta:document-statistic meta:table-count="0" meta:image-count="0" meta:object-count="0" meta:page-count="1" meta:paragraph-count="22" meta:word-count="92" meta:character-count="735" meta:non-whitespace-character-count="659"/>
  </office:meta>
</office:document-meta>
</file>